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fo:color="#000000"/>
    </style:style>
    <style:style style:name="T14" style:family="text">
      <style:text-properties fo:font-size="11.00pt" fo:font-weight="normal" fo:font-family="'Times New Roman'" style:font-family-asian="'Times New Roman'" style:font-family-complex="'Times New Roman'"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0.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1.00pt" fo:font-weight="normal" fo:font-family="'Times New Roman'" style:font-family-asian="'Times New Roman'" style:font-family-complex="'Times New Roman'"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1.00pt" fo:font-weight="normal" fo:font-family="'Times New Roman'" style:font-family-asian="'Times New Roman'" style:font-family-complex="'Times New Roman'" fo:background-color="transparent" fo:color="#000000"/>
    </style:style>
    <style:style style:name="T53" style:family="text">
      <style:text-properties fo:font-size="11.00pt" fo:font-weight="normal" fo:font-family="'Times New Roman'" style:font-family-asian="'Times New Roman'" style:font-family-complex="'Times New Roman'"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0.00pt" fo:font-weight="normal" fo:font-family="Arial" style:font-family-asian="Arial" style:font-family-complex="Arial" fo:background-color="transparent" fo:color="#0000ff"/>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29" style:family="text">
      <style:text-properties fo:font-size="10.00pt" fo:font-weight="normal" fo:font-family="Arial" style:font-family-asian="Arial" style:font-family-complex="Arial" fo:background-color="transparent" fo:color="#0000ff"/>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4.00pt" fo:font-weight="bold"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bold" fo:font-family="'Times New Roman'" style:font-family-asian="'Times New Roman'" style:font-family-complex="'Times New Roman'" fo:background-color="transparent" style:use-window-font-color="true"/>
    </style:style>
    <style:style style:name="T137" style:family="text">
      <style:text-properties fo:font-size="12.00pt" fo:font-weight="bold"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bold" fo:font-family="'Times New Roman'" style:font-family-asian="'Times New Roman'" style:font-family-complex="'Times New Roman'" fo:background-color="transparent" style:use-window-font-color="true"/>
    </style:style>
    <style:style style:name="T14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1"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bold" fo:font-family="'Times New Roman'" style:font-family-asian="'Times New Roman'" style:font-family-complex="'Times New Roman'" fo:background-color="transparent" style:use-window-font-color="true"/>
    </style:style>
    <style:style style:name="T161"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65"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71"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2.00pt" fo:font-weight="bold" fo:font-family="'Times New Roman'" style:font-family-asian="'Times New Roman'" style:font-family-complex="'Times New Roman'" fo:background-color="transparent" style:use-window-font-color="true"/>
    </style:style>
    <style:style style:name="T17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79"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2.00pt" fo:font-weight="bold" fo:font-family="'Times New Roman'" style:font-family-asian="'Times New Roman'" style:font-family-complex="'Times New Roman'" fo:background-color="transparent" style:use-window-font-color="true"/>
    </style:style>
    <style:style style:name="T18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3"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7"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bold" fo:font-family="'Times New Roman'" style:font-family-asian="'Times New Roman'" style:font-family-complex="'Times New Roman'" fo:background-color="transparent" style:use-window-font-color="true"/>
    </style:style>
    <style:style style:name="T191" style:family="text">
      <style:text-properties fo:font-size="12.00pt" fo:font-weight="bold"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05"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09"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13"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2.00pt" fo:font-weight="normal" fo:font-family="'Times New Roman'" style:font-family-asian="'Times New Roman'" style:font-family-complex="'Times New Roma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2.00pt" fo:font-weight="normal" fo:font-family="'Times New Roman'" style:font-family-asian="'Times New Roman'" style:font-family-complex="'Times New Roman'"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2.00pt" fo:font-weight="normal" fo:font-family="'Times New Roman'" style:font-family-asian="'Times New Roman'" style:font-family-complex="'Times New Roman'"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bold" fo:font-family="'Times New Roman'" style:font-family-asian="'Times New Roman'" style:font-family-complex="'Times New Roman'" fo:background-color="transparent" style:use-window-font-color="true"/>
    </style:style>
    <style:style style:name="T269" style:family="text">
      <style:text-properties fo:font-size="14.00pt" fo:font-weight="bold"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bold" fo:font-family="'Times New Roman'" style:font-family-asian="'Times New Roman'" style:font-family-complex="'Times New Roman'" fo:background-color="transparent" style:use-window-font-color="true"/>
    </style:style>
    <style:style style:name="T272" style:family="text">
      <style:text-properties fo:font-size="12.00pt" fo:font-weight="bold" fo:font-family="'Times New Roman'" style:font-family-asian="'Times New Roman'" style:font-family-complex="'Times New Roman'" fo:background-color="transparent" style:use-window-font-color="true"/>
    </style:style>
    <style:style style:name="T273" style:family="text">
      <style:text-properties fo:font-size="10.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7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77" style:family="text">
      <style:text-properties fo:font-size="10.00pt" fo:font-weight="normal" fo:font-family="Arial" style:font-family-asian="Arial" style:font-family-complex="Arial"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0.00pt" fo:font-weight="normal" fo:font-family="Arial" style:font-family-asian="Arial" style:font-family-complex="Arial" fo:background-color="transparent" style:use-window-font-color="true"/>
    </style:style>
    <style:style style:name="T280" style:family="text">
      <style:text-properties fo:font-size="10.00pt" fo:font-weight="normal" fo:font-family="Arial" style:font-family-asian="Arial" style:font-family-complex="Arial"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0.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0.00pt" fo:font-weight="normal" fo:font-family="Arial" style:font-family-asian="Arial" style:font-family-complex="Arial" fo:background-color="transparent" style:use-window-font-color="true"/>
    </style:style>
    <style:style style:name="T285" style:family="text">
      <style:text-properties fo:font-size="10.00pt" fo:font-weight="normal" fo:font-family="Arial" style:font-family-asian="Arial" style:font-family-complex="Arial"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0.00pt" fo:font-weight="normal" fo:font-family="Arial" style:font-family-asian="Arial" style:font-family-complex="Arial"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00pt" fo:font-weight="normal" fo:font-family="Arial" style:font-family-asian="Arial" style:font-family-complex="Arial"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94" style:family="text">
      <style:text-properties fo:font-size="10.00pt" fo:font-weight="normal" fo:font-family="Arial" style:font-family-asian="Arial" style:font-family-complex="Arial" fo:background-color="transparent" style:use-window-font-color="true"/>
    </style:style>
    <style:style style:name="T295" style:family="text">
      <style:text-properties fo:font-size="10.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0.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0.00pt" fo:font-weight="normal" fo:font-family="Arial" style:font-family-asian="Arial" style:font-family-complex="Arial"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0.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bold" fo:font-family="'Times New Roman'" style:font-family-asian="'Times New Roman'" style:font-family-complex="'Times New Roman'"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2.00pt" fo:font-weight="bold" fo:font-family="'Times New Roman'" style:font-family-asian="'Times New Roman'" style:font-family-complex="'Times New Roman'" fo:background-color="transparent" style:use-window-font-color="true"/>
    </style:style>
    <style:style style:name="T308" style:family="text">
      <style:text-properties fo:font-size="11.00pt" fo:font-weight="normal" fo:font-family="'Times New Roman'" style:font-family-asian="'Times New Roman'" style:font-family-complex="'Times New Roman'" fo:background-color="transparent" style:use-window-font-color="true"/>
    </style:style>
    <style:style style:name="T309" style:family="text">
      <style:text-properties fo:font-size="11.00pt" fo:font-weight="normal" fo:font-family="'Times New Roman'" style:font-family-asian="'Times New Roman'" style:font-family-complex="'Times New Roman'"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4.00pt" fo:font-weight="bold" fo:font-family="'Times New Roman'" style:font-family-asian="'Times New Roman'" style:font-family-complex="'Times New Roman'" fo:background-color="transparent" style:use-window-font-color="true"/>
    </style:style>
    <style:style style:name="T312" style:family="text">
      <style:text-properties fo:font-size="14.00pt" fo:font-weight="bold" fo:font-family="'Times New Roman'" style:font-family-asian="'Times New Roman'" style:font-family-complex="'Times New Roman'" fo:background-color="transparent" style:use-window-font-color="true"/>
    </style:style>
    <style:style style:name="T313" style:family="text">
      <style:text-properties fo:font-size="11.00pt" fo:font-weight="normal" fo:font-family="'Times New Roman'" style:font-family-asian="'Times New Roman'" style:font-family-complex="'Times New Roman'" fo:background-color="transparent" style:use-window-font-color="true"/>
    </style:style>
    <style:style style:name="T314" style:family="text">
      <style:text-properties fo:font-size="11.00pt" fo:font-weight="normal" fo:font-family="'Times New Roman'" style:font-family-asian="'Times New Roman'" style:font-family-complex="'Times New Roman'"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4.00pt" fo:font-weight="bold" fo:font-family="'Times New Roman'" style:font-family-asian="'Times New Roman'" style:font-family-complex="'Times New Roman'"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bold" fo:font-family="'Times New Roman'" style:font-family-asian="'Times New Roman'" style:font-family-complex="'Times New Roman'" fo:background-color="transparent" style:use-window-font-color="true"/>
    </style:style>
    <style:style style:name="T319" style:family="text">
      <style:text-properties fo:font-size="11.00pt" fo:font-weight="normal" fo:font-family="'Times New Roman'" style:font-family-asian="'Times New Roman'" style:font-family-complex="'Times New Roman'"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bold" fo:font-family="'Times New Roman'" style:font-family-asian="'Times New Roman'" style:font-family-complex="'Times New Roman'" fo:background-color="transparent" style:use-window-font-color="true"/>
    </style:style>
    <style:style style:name="T322" style:family="text">
      <style:text-properties fo:font-size="12.00pt" fo:font-weight="bold" fo:font-family="'Times New Roman'" style:font-family-asian="'Times New Roman'" style:font-family-complex="'Times New Roman'" fo:background-color="transparent" style:use-window-font-color="true"/>
    </style:style>
    <style:style style:name="T323" style:family="text">
      <style:text-properties fo:font-size="11.00pt" fo:font-weight="normal"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Times New Roman'" style:font-family-asian="'Times New Roman'" style:font-family-complex="'Times New Roman'" fo:background-color="transparent" style:use-window-font-color="true"/>
    </style:style>
    <style:style style:name="T325" style:family="text">
      <style:text-properties fo:font-size="12.00pt" fo:font-weight="normal" fo:font-family="'Times New Roman'" style:font-family-asian="'Times New Roman'" style:font-family-complex="'Times New Roman'" fo:background-color="transparent" style:use-window-font-color="true"/>
    </style:style>
    <style:style style:name="T326"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top="6.00pt" fo:margin-bottom="6.00pt"/>
    </style:style>
    <style:style style:name="P2" style:family="paragraph">
      <style:paragraph-properties fo:line-height="100.00%" fo:text-align="left"/>
    </style:style>
    <style:style style:name="P3" style:family="paragraph">
      <style:paragraph-properties fo:line-height="100.00%" fo:text-align="left" fo:margin-top="6.00pt" fo:margin-bottom="6.00pt"/>
    </style:style>
    <style:style style:name="P4" style:family="paragraph">
      <style:paragraph-properties fo:line-height="100.00%" fo:text-align="left"/>
    </style:style>
    <style:style style:name="P5" style:family="paragraph">
      <style:paragraph-properties fo:line-height="100.00%" fo:text-align="left" fo:margin-top="6.00pt" fo:margin-bottom="6.00pt"/>
    </style:style>
    <style:style style:name="P6" style:family="paragraph">
      <style:paragraph-properties fo:line-height="100.00%" fo:text-align="left"/>
    </style:style>
    <style:style style:name="P7" style:family="paragraph">
      <style:paragraph-properties fo:line-height="100.00%" fo:text-align="left" fo:margin-top="6.00pt" fo:margin-bottom="6.00pt"/>
    </style:style>
    <style:style style:name="P8" style:family="paragraph">
      <style:paragraph-properties fo:line-height="100.00%" fo:text-align="left"/>
    </style:style>
    <style:style style:name="P9" style:family="paragraph">
      <style:paragraph-properties fo:line-height="100.00%" fo:text-align="left" fo:margin-top="6.00pt" fo:margin-bottom="6.00pt"/>
    </style:style>
    <style:style style:name="P10" style:family="paragraph">
      <style:paragraph-properties fo:line-height="100.00%" fo:text-align="left"/>
    </style:style>
    <style:style style:name="P11" style:family="paragraph">
      <style:paragraph-properties fo:line-height="100.00%" fo:text-align="left" fo:margin-top="6.00pt" fo:margin-bottom="6.00pt"/>
    </style:style>
    <style:style style:name="P12" style:family="paragraph">
      <style:paragraph-properties fo:line-height="100.00%" fo:text-align="left"/>
    </style:style>
    <text:list-style style:name="L13">
      <text:list-level-style-bullet text:level="1" text:bullet-char="•">
        <style:list-level-properties text:space-before="50.4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54.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54.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style:style>
    <text:list-style style:name="L21">
      <text:list-level-style-bullet text:level="1" text:bullet-char="•">
        <style:list-level-properties text:space-before="54.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fo:margin-top="6.00pt" fo:margin-bottom="6.00pt"/>
    </style:style>
    <style:style style:name="P24" style:family="paragraph">
      <style:paragraph-properties fo:line-height="100.00%" fo:text-align="left"/>
    </style:style>
    <style:style style:name="P25" style:family="paragraph">
      <style:paragraph-properties fo:line-height="100.00%" fo:text-align="left" fo:margin-top="6.00pt" fo:margin-bottom="6.00pt"/>
    </style:style>
    <style:style style:name="P26" style:family="paragraph">
      <style:paragraph-properties fo:line-height="100.00%" fo:text-align="left"/>
    </style:style>
    <style:style style:name="P27" style:family="paragraph">
      <style:paragraph-properties fo:line-height="100.00%" fo:text-align="left" fo:margin-top="6.00pt" fo:margin-bottom="6.00pt"/>
    </style:style>
    <style:style style:name="P28" style:family="paragraph">
      <style:paragraph-properties fo:line-height="100.00%" fo:text-align="left"/>
    </style:style>
    <style:style style:name="P29" style:family="paragraph">
      <style:paragraph-properties fo:line-height="100.00%" fo:text-align="left" fo:margin-top="6.00pt" fo:margin-bottom="6.00pt"/>
    </style:style>
    <style:style style:name="P30" style:family="paragraph">
      <style:paragraph-properties fo:line-height="100.00%" fo:text-align="left"/>
    </style:style>
    <style:style style:name="P31" style:family="paragraph">
      <style:paragraph-properties fo:line-height="100.00%" fo:text-align="left" fo:margin-top="6.00pt" fo:margin-bottom="6.00pt"/>
    </style:style>
    <style:style style:name="P32" style:family="paragraph">
      <style:paragraph-properties fo:line-height="100.00%" fo:text-align="left"/>
    </style:style>
    <style:style style:name="P33" style:family="paragraph">
      <style:paragraph-properties fo:line-height="100.00%" fo:text-align="left" fo:margin-top="6.00pt" fo:margin-bottom="6.00pt"/>
    </style:style>
    <style:style style:name="P34" style:family="paragraph">
      <style:paragraph-properties fo:line-height="100.00%" fo:text-align="left"/>
    </style:style>
    <style:style style:name="P35" style:family="paragraph">
      <style:paragraph-properties fo:line-height="100.00%" fo:text-align="left" fo:margin-top="6.00pt" fo:margin-bottom="6.00pt"/>
    </style:style>
    <style:style style:name="P36" style:family="paragraph">
      <style:paragraph-properties fo:line-height="100.00%" fo:text-align="left"/>
    </style:style>
    <style:style style:name="P37" style:family="paragraph">
      <style:paragraph-properties fo:line-height="100.00%" fo:text-align="left" fo:margin-top="6.00pt" fo:margin-bottom="6.00pt"/>
    </style:style>
    <style:style style:name="P38" style:family="paragraph">
      <style:paragraph-properties fo:line-height="100.00%" fo:text-align="left"/>
    </style:style>
    <style:style style:name="P39" style:family="paragraph">
      <style:paragraph-properties fo:line-height="100.00%" fo:text-align="left" fo:margin-top="6.00pt" fo:margin-bottom="6.00pt"/>
    </style:style>
    <style:style style:name="P40" style:family="paragraph">
      <style:paragraph-properties fo:line-height="100.00%" fo:text-align="left" fo:margin-left="28.40pt" fo:text-indent="0.00pt"/>
    </style:style>
    <style:style style:name="P41" style:family="paragraph">
      <style:paragraph-properties fo:line-height="100.00%" fo:text-align="left" fo:margin-top="6.00pt" fo:margin-bottom="6.00pt"/>
    </style:style>
    <style:style style:name="P42" style:family="paragraph">
      <style:paragraph-properties fo:line-height="100.00%" fo:text-align="left" fo:margin-left="28.40pt" fo:text-indent="0.00pt"/>
    </style:style>
    <style:style style:name="P43" style:family="paragraph">
      <style:paragraph-properties fo:line-height="100.00%" fo:text-align="left" fo:margin-top="6.00pt" fo:margin-bottom="6.00pt"/>
    </style:style>
    <style:style style:name="P44" style:family="paragraph">
      <style:paragraph-properties fo:line-height="100.00%" fo:text-align="left" fo:margin-left="28.40pt" fo:text-indent="0.00pt"/>
    </style:style>
    <style:style style:name="P45" style:family="paragraph">
      <style:paragraph-properties fo:line-height="100.00%" fo:text-align="left" fo:margin-top="6.00pt" fo:margin-bottom="6.00pt"/>
    </style:style>
    <style:style style:name="P46" style:family="paragraph">
      <style:paragraph-properties fo:line-height="100.00%" fo:text-align="left" fo:margin-left="28.40pt" fo:text-indent="0.00pt"/>
    </style:style>
    <style:style style:name="P47" style:family="paragraph">
      <style:paragraph-properties fo:line-height="100.00%" fo:text-align="left" fo:margin-top="6.00pt" fo:margin-bottom="6.00pt"/>
    </style:style>
    <style:style style:name="P48" style:family="paragraph">
      <style:paragraph-properties fo:line-height="100.00%" fo:text-align="left" fo:margin-left="14.20pt" fo:text-indent="0.00pt"/>
    </style:style>
    <style:style style:name="P49" style:family="paragraph">
      <style:paragraph-properties fo:line-height="100.00%" fo:text-align="left" fo:margin-top="6.00pt" fo:margin-bottom="6.00pt"/>
    </style:style>
    <style:style style:name="P50" style:family="paragraph">
      <style:paragraph-properties fo:line-height="100.00%" fo:text-align="left" fo:margin-left="14.20pt" fo:text-indent="0.00pt"/>
    </style:style>
    <style:style style:name="P51" style:family="paragraph">
      <style:paragraph-properties fo:line-height="100.00%" fo:text-align="left" fo:margin-top="6.00pt" fo:margin-bottom="6.00pt"/>
    </style:style>
    <style:style style:name="P52" style:family="paragraph">
      <style:paragraph-properties fo:line-height="100.00%" fo:text-align="left" fo:margin-left="14.20pt" fo:text-indent="0.00pt"/>
    </style:style>
    <style:style style:name="P53" style:family="paragraph">
      <style:paragraph-properties fo:line-height="100.00%" fo:text-align="left" fo:margin-top="6.00pt" fo:margin-bottom="6.00pt"/>
    </style:style>
    <style:style style:name="P54" style:family="paragraph">
      <style:paragraph-properties fo:line-height="100.00%" fo:text-align="left" fo:margin-left="14.20pt" fo:text-indent="0.00pt"/>
    </style:style>
    <style:style style:name="P55" style:family="paragraph">
      <style:paragraph-properties fo:line-height="100.00%" fo:text-align="left" fo:margin-top="6.00pt" fo:margin-bottom="6.00pt"/>
    </style:style>
    <style:style style:name="P56" style:family="paragraph">
      <style:paragraph-properties fo:line-height="100.00%" fo:text-align="left" fo:margin-left="14.20pt" fo:text-indent="0.00pt"/>
    </style:style>
    <style:style style:name="P57" style:family="paragraph">
      <style:paragraph-properties fo:line-height="100.00%" fo:text-align="left" fo:margin-top="6.00pt" fo:margin-bottom="6.00pt"/>
    </style:style>
    <style:style style:name="P58" style:family="paragraph">
      <style:paragraph-properties fo:line-height="100.00%" fo:text-align="left" fo:margin-left="14.20pt" fo:text-indent="0.00pt"/>
    </style:style>
    <style:style style:name="P59" style:family="paragraph">
      <style:paragraph-properties fo:line-height="100.00%" fo:text-align="left" fo:margin-top="6.00pt" fo:margin-bottom="6.00pt"/>
    </style:style>
    <style:style style:name="P60" style:family="paragraph">
      <style:paragraph-properties fo:line-height="100.00%" fo:text-align="left" fo:margin-left="14.20pt" fo:text-indent="0.00pt"/>
    </style:style>
    <style:style style:name="P61" style:family="paragraph">
      <style:paragraph-properties fo:line-height="100.00%" fo:text-align="left" fo:margin-left="79.10pt" fo:text-indent="0.00pt" fo:margin-top="6.00pt" fo:margin-bottom="6.00pt"/>
    </style:style>
    <style:style style:name="P62" style:family="paragraph">
      <style:paragraph-properties fo:line-height="100.00%" fo:text-align="left" fo:margin-top="6.00pt" fo:margin-bottom="6.00pt"/>
    </style:style>
    <style:style style:name="P63" style:family="paragraph">
      <style:paragraph-properties fo:line-height="100.00%" fo:text-align="left" fo:margin-left="14.20pt" fo:text-indent="0.00pt"/>
    </style:style>
    <style:style style:name="P64" style:family="paragraph">
      <style:paragraph-properties fo:line-height="100.00%" fo:text-align="left" fo:margin-top="6.00pt" fo:margin-bottom="6.00pt"/>
    </style:style>
    <style:style style:name="P65" style:family="paragraph">
      <style:paragraph-properties fo:line-height="100.00%" fo:text-align="left" fo:margin-left="14.20pt" fo:text-indent="0.20pt"/>
    </style:style>
    <style:style style:name="P66" style:family="paragraph">
      <style:paragraph-properties fo:line-height="100.00%" fo:text-align="left" fo:margin-top="6.00pt" fo:margin-bottom="6.00pt"/>
    </style:style>
    <style:style style:name="P67" style:family="paragraph">
      <style:paragraph-properties fo:line-height="100.00%" fo:text-align="left" fo:margin-left="14.20pt" fo:text-indent="0.00pt"/>
    </style:style>
    <style:style style:name="P68" style:family="paragraph">
      <style:paragraph-properties fo:line-height="100.00%" fo:text-align="left" fo:margin-top="6.00pt" fo:margin-bottom="6.00pt"/>
    </style:style>
    <style:style style:name="P69" style:family="paragraph">
      <style:paragraph-properties fo:line-height="100.00%" fo:text-align="left" fo:margin-left="7.10pt" fo:text-indent="0.00pt"/>
    </style:style>
    <style:style style:name="P70" style:family="paragraph">
      <style:paragraph-properties fo:line-height="100.00%" fo:text-align="left" fo:margin-top="6.00pt" fo:margin-bottom="6.00pt"/>
    </style:style>
    <style:style style:name="P71" style:family="paragraph">
      <style:paragraph-properties fo:line-height="100.00%" fo:text-align="left" fo:margin-left="14.20pt" fo:text-indent="0.00pt"/>
    </style:style>
    <style:style style:name="P72" style:family="paragraph">
      <style:paragraph-properties fo:line-height="100.00%" fo:text-align="left" fo:margin-top="6.00pt" fo:margin-bottom="6.00pt"/>
    </style:style>
    <style:style style:name="P73" style:family="paragraph">
      <style:paragraph-properties fo:line-height="100.00%" fo:text-align="left"/>
    </style:style>
    <style:style style:name="P74" style:family="paragraph">
      <style:paragraph-properties fo:line-height="100.00%" fo:text-align="left" fo:margin-top="6.00pt" fo:margin-bottom="6.00pt"/>
    </style:style>
    <style:style style:name="P75" style:family="paragraph">
      <style:paragraph-properties fo:line-height="100.00%" fo:text-align="left" fo:margin-left="7.10pt" fo:text-indent="0.00pt"/>
    </style:style>
    <style:style style:name="P76" style:family="paragraph">
      <style:paragraph-properties fo:line-height="100.00%" fo:text-align="left"/>
    </style:style>
    <style:style style:name="P77" style:family="paragraph">
      <style:paragraph-properties fo:line-height="100.00%" fo:text-align="left" fo:margin-left="7.10pt" fo:text-indent="0.00pt"/>
    </style:style>
    <style:style style:name="P78" style:family="paragraph">
      <style:paragraph-properties fo:line-height="100.00%" fo:text-align="left" fo:margin-top="6.00pt" fo:margin-bottom="6.00pt"/>
    </style:style>
    <style:style style:name="P79" style:family="paragraph">
      <style:paragraph-properties fo:line-height="100.00%" fo:text-align="left"/>
    </style:style>
    <style:style style:name="P80" style:family="paragraph">
      <style:paragraph-properties fo:line-height="100.00%" fo:text-align="left" fo:margin-top="6.00pt" fo:margin-bottom="6.00p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left"/>
    </style:style>
    <style:style style:name="P82" style:family="paragraph">
      <style:paragraph-properties fo:line-height="100.00%" fo:text-align="left" fo:margin-top="6.00pt" fo:margin-bottom="6.00p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00.00%" fo:text-align="left"/>
    </style:style>
    <style:style style:name="P84" style:family="paragraph">
      <style:paragraph-properties fo:line-height="100.00%" fo:text-align="left"/>
    </style:style>
    <style:style style:name="P85" style:family="paragraph">
      <style:paragraph-properties fo:line-height="100.00%" fo:text-align="left" fo:margin-top="6.00pt" fo:margin-bottom="6.00pt"/>
    </style:style>
    <style:style style:name="P86" style:family="paragraph">
      <style:paragraph-properties fo:line-height="100.00%" fo:text-align="left"/>
    </style:style>
    <style:style style:name="P87" style:family="paragraph">
      <style:paragraph-properties fo:line-height="100.00%" fo:text-align="left" fo:margin-top="6.00pt" fo:margin-bottom="6.00pt"/>
    </style:style>
    <style:style style:name="P88" style:family="paragraph">
      <style:paragraph-properties fo:line-height="100.00%" fo:text-align="left"/>
    </style:style>
    <style:style style:name="P89" style:family="paragraph">
      <style:paragraph-properties fo:line-height="100.00%" fo:text-align="left" fo:margin-top="6.00pt" fo:margin-bottom="6.00pt"/>
    </style:style>
    <style:style style:name="P90" style:family="paragraph">
      <style:paragraph-properties fo:line-height="100.00%" fo:text-align="left"/>
    </style:style>
    <style:style style:name="P91" style:family="paragraph">
      <style:paragraph-properties fo:line-height="100.00%" fo:text-align="left" fo:margin-top="6.00pt" fo:margin-bottom="6.00pt"/>
    </style:style>
    <style:style style:name="P92" style:family="paragraph">
      <style:paragraph-properties fo:line-height="100.00%" fo:text-align="left"/>
    </style:style>
    <style:style style:name="P93" style:family="paragraph">
      <style:paragraph-properties fo:line-height="100.00%" fo:text-align="left" fo:margin-top="6.00pt" fo:margin-bottom="6.00pt"/>
    </style:style>
    <style:style style:name="P94" style:family="paragraph">
      <style:paragraph-properties fo:line-height="100.00%" fo:text-align="left"/>
    </style:style>
    <style:style style:name="P95" style:family="paragraph">
      <style:paragraph-properties fo:line-height="100.00%" fo:text-align="left" fo:margin-top="6.00pt" fo:margin-bottom="6.00pt"/>
    </style:style>
    <style:style style:name="P96" style:family="paragraph">
      <style:paragraph-properties fo:line-height="100.00%" fo:text-align="left"/>
    </style:style>
  </office:automatic-styles>
  <office:body>
    <office:text>
      <text:p text:style-name="P1"><text:span text:style-name="T1">Uvod</text:span></text:p>
      <text:p text:style-name="P2"><text:span text:style-name="T2">Treba napraviti Programski sustav za unos podataka autoceste, njenih objekata i cijelog popratnog sadr</text:span><text:span text:style-name="T3">žaja na autocesti u bazu podataka. Potrebno je ostvariti funkcionalnosti čitanja, izmjene i brisanja podataka iz baze podataka.</text:span></text:p>
      <text:p text:style-name="P3"><text:span text:style-name="T4">Svrha i ciljevi </text:span></text:p>
      <text:p text:style-name="P4"><text:span text:style-name="T5">Svrha izrade sustava je automatizacija unosa novih podataka i mijenjanja starih. Automatizacijom<text:s/></text:span><text:span text:style-name="T6">ćemo ubrzati ovaj proces, a ujedno i smanjiti mogućnosti pojavljivanja pogrešaka. Korisnik će na jednom mjestu moći unijeti, vidjeti i modificirati sve podatke koji se mogu prikazati na karti i tako si olakšati posao.</text:span></text:p>
      <text:p text:style-name="P4"><text:span text:style-name="T7"/></text:p>
      <text:p text:style-name="P5"><text:span text:style-name="T8">Opseg proizvoda</text:span></text:p>
      <text:p text:style-name="P6"><text:span text:style-name="T9">Program kao ulaz uzima podatke o objektima na autocesti (cestovni objekti,<text:s text:c="2"/>odmori</text:span><text:span text:style-name="T10">šta, kamere) te nove obavijesti te ih sprema u bazu podataka, iz koje se kasnije mogu prikazati na karti.</text:span></text:p>
      <text:p text:style-name="P6"><text:span text:style-name="T11"/></text:p>
      <text:p text:style-name="P7"><text:span text:style-name="T12">Kontekst programske opreme</text:span></text:p>
      <text:p text:style-name="P8"><text:span text:style-name="T13">Ova programska oprema dio je sustava za prikaz interaktivne karte autocesta. Njome<text:s/></text:span><text:span text:style-name="T14">će se olakšati unos svih potrebnih podataka za prikaz iz jedne aplikacije, čime bi se zamijenila stari proces pojedinačnog unosa podataka.</text:span></text:p>
      <text:p text:style-name="P8"><text:span text:style-name="T15"/></text:p>
      <text:p text:style-name="P9"><text:span text:style-name="T16">Osnovna ograni</text:span><text:span text:style-name="T17">čenja</text:span></text:p>
      <text:p text:style-name="P10"><text:span text:style-name="T18">Programska oprema mora imati izuzetno intuitivno su</text:span><text:span text:style-name="T19">čelje prema korisniku sa što manje izbora jer se pretpostavlja da će se njome koristiti korisnici sa malim informatičkim znanjem koji neće imati previše vremena za obuku u korištenju opreme. Korisnik također treba moći brzo unijeti neke podatke, posebice obavijesti o stanju na cestama i izvanrednim događajima</text:span><text:span text:style-name="T20">.</text:span></text:p>
      <text:p text:style-name="P11"><text:span text:style-name="T21">Scenarij kori</text:span><text:span text:style-name="T22">štenja</text:span></text:p>
      <text:p text:style-name="P12"><text:span text:style-name="T23"/></text:p>
      <text:p text:style-name="P12"><text:span text:style-name="T24">Scenarij: Unos nove dionice autoceste</text:span></text:p>
      <text:list text:style-name="L13">
        <text:list-item>
          <text:p text:style-name="P13"><text:span text:style-name="T24">Korisnik unosi novi autocestu</text:span></text:p>
        </text:list-item>
        <text:list-item>
          <text:p text:style-name="P13"><text:span text:style-name="T24">Korisnik unosi podatke autoceste</text:span></text:p>
        </text:list-item>
        <text:list-item>
          <text:p text:style-name="P13"><text:span text:style-name="T24">Korisnik pohranjuje promjene</text:span></text:p>
        </text:list-item>
        <text:list-item>
          <text:p text:style-name="P13"><text:span text:style-name="T24">Korisnik dobiva poruku o uspje</text:span><text:span text:style-name="T25">šnom unosu</text:span></text:p>
        </text:list-item>
      </text:list>
      <text:p text:style-name="P14"><text:span text:style-name="T26"/></text:p>
      <text:p text:style-name="P14"><text:span text:style-name="T27">Scenarij: Unos novog objekta/obavijesti</text:span></text:p>
      <text:list text:style-name="L15">
        <text:list-item>
          <text:p text:style-name="P15"><text:span text:style-name="T27">Korisnik odabire autocestu</text:span></text:p>
        </text:list-item>
        <text:list-item>
          <text:p text:style-name="P15"><text:span text:style-name="T27">Korisnik unosi podatke objekta</text:span></text:p>
        </text:list-item>
        <text:list-item>
          <text:p text:style-name="P15"><text:span text:style-name="T27">Korisnik pohranjuje podatke</text:span></text:p>
        </text:list-item>
        <text:list-item>
          <text:p text:style-name="P15"><text:span text:style-name="T27">Korisnik dobiva poruku o uspje</text:span><text:span text:style-name="T28">šnom unosu</text:span></text:p>
        </text:list-item>
      </text:list>
      <text:p text:style-name="P16"><text:span text:style-name="T29"/></text:p>
      <text:p text:style-name="P16"><text:span text:style-name="T30">Scenarij: Modifikacija postoje</text:span><text:span text:style-name="T31">ćeg objekta/obavijesti/autoceste</text:span></text:p>
      <text:list text:style-name="L17">
        <text:list-item>
          <text:p text:style-name="P17"><text:span text:style-name="T32">Korisnik odabire objekt kojeg<text:s/></text:span><text:span text:style-name="T33">želi modificirati</text:span></text:p>
        </text:list-item>
        <text:list-item>
          <text:p text:style-name="P17"><text:span text:style-name="T34">Korisnik mijenja podatke objekta</text:span></text:p>
        </text:list-item>
        <text:list-item>
          <text:p text:style-name="P17"><text:span text:style-name="T34">Korisnik pohranjuje promjene</text:span></text:p>
        </text:list-item>
        <text:list-item>
          <text:p text:style-name="P17"><text:span text:style-name="T34">Korisnik dobiva poruku o uspje</text:span><text:span text:style-name="T35">šnoj promjeni</text:span></text:p>
        </text:list-item>
      </text:list>
      <text:p text:style-name="P18"><text:span text:style-name="T36"/></text:p>
      <text:p text:style-name="P18"><text:span text:style-name="T36"/></text:p>
      <text:p text:style-name="P18"><text:span text:style-name="T36"/></text:p>
      <text:p text:style-name="P18"><text:span text:style-name="T37">Scenarij: Pregled detalja objekta/obavijesti/autoceste</text:span></text:p>
      <text:list text:style-name="L19">
        <text:list-item>
          <text:p text:style-name="P19"><text:span text:style-name="T37">Korisnik odabire<text:s/></text:span><text:span text:style-name="T38">željeni objekt</text:span></text:p>
        </text:list-item>
        <text:list-item>
          <text:p text:style-name="P19"><text:span text:style-name="T39">Korisnik dobiva podatke o<text:s/></text:span><text:span text:style-name="T40">željenom objektu</text:span></text:p>
        </text:list-item>
      </text:list>
      <text:p text:style-name="P20"><text:span text:style-name="T41"/></text:p>
      <text:p text:style-name="P20"><text:span text:style-name="T42">Scenarij: Brisanje objekta/obavijesti/autoceste</text:span></text:p>
      <text:list text:style-name="L21">
        <text:list-item>
          <text:p text:style-name="P21"><text:span text:style-name="T42">Korisnik odabire<text:s/></text:span><text:span text:style-name="T43">željeni objekt</text:span></text:p>
        </text:list-item>
        <text:list-item>
          <text:p text:style-name="P21"><text:span text:style-name="T44">Korisnik dobiva potvrdu o uspje</text:span><text:span text:style-name="T45">šnom brisanju</text:span></text:p>
        </text:list-item>
      </text:list>
      <text:p text:style-name="P22"><text:span text:style-name="T46"/></text:p>
      <text:p text:style-name="P22"><text:span text:style-name="T46"/></text:p>
      <text:p text:style-name="P23"><text:span text:style-name="T47">Profil korisnika</text:span></text:p>
      <text:p text:style-name="P24"><text:span text:style-name="T48">Postoji samo jedna kategorija korisnika koji ima pristup svim funkcijama programa.</text:span></text:p>
      <text:p text:style-name="P24"><text:span text:style-name="T49"/></text:p>
      <text:p text:style-name="P25"><text:span text:style-name="T50">Korisni</text:span><text:span text:style-name="T51">čki scenariji </text:span></text:p>
      <text:p text:style-name="P26"><text:span text:style-name="T52">Jedino profil korisnika mo</text:span><text:span text:style-name="T53">že izvršavati sve gore navedene scenarije.</text:span></text:p>
      <text:p text:style-name="P26"><text:span text:style-name="T54"/></text:p>
      <text:p text:style-name="P26"><text:span text:style-name="T54"/></text:p>
      <text:p text:style-name="P27"><text:span text:style-name="T55">Model i opis podataka </text:span></text:p>
      <text:p text:style-name="P28"><text:span text:style-name="T56"/></text:p>
      <text:p text:style-name="P29"><text:span text:style-name="T57">Opis podataka</text:span></text:p>
      <text:p text:style-name="P30"><text:span text:style-name="T58">Pohrana podataka o autocesti kao glavnoj cjelini sustava, cestovnim objektima koji se na autocesti nalaze (</text:span><text:span text:style-name="T59">čvorišta, mostovi, vijadukti, tuneli). Također, podatci o odmorištu koje ima niz popratnog sadržaja (spavaće sobe, benzinske pumpe, električne punionice, trgovine, restorani, dječja igrališta). Svaka autocest ima naplatnu postaju, niz kamera uzduž dionica autoceste te cijeli sustav prima niz obavijesti o vremenskim uvjetima, radovima na cesti i prometnim nesrećama.</text:span></text:p>
      <text:p text:style-name="P30"><text:span text:style-name="T60"/></text:p>
      <text:p text:style-name="P31"><text:span text:style-name="T61">Podatkovni objekti</text:span></text:p>
      <text:p text:style-name="P32"><text:span text:style-name="T62">Autoceste<text:s/></text:span><text:span text:style-name="T63">–</text:span><text:span text:style-name="T64"><text:s/>glavni atributi: naziv, duljina, </text:span></text:p>
      <text:p text:style-name="P32"><text:span text:style-name="T65">Čvorišta<text:s/></text:span><text:span text:style-name="T66">–</text:span><text:span text:style-name="T67"><text:s/>glavni atributi: naziv, duljina, broj<text:s/></text:span><text:span text:style-name="T68">čvorišta, smjerovi</text:span></text:p>
      <text:p text:style-name="P32"><text:span text:style-name="T69">Mostovi<text:s/></text:span><text:span text:style-name="T70">–</text:span><text:span text:style-name="T71"><text:s/>glavni atributi: naziv, duljina, nadmorska visina</text:span></text:p>
      <text:p text:style-name="P32"><text:span text:style-name="T72">Vijadukti<text:s/></text:span><text:span text:style-name="T73">–</text:span><text:span text:style-name="T74"><text:s/>glavni atributi: naziv, duljina, nadmorska visina</text:span></text:p>
      <text:p text:style-name="P32"><text:span text:style-name="T75">Tuneli<text:s/></text:span><text:span text:style-name="T76">–</text:span><text:span text:style-name="T77"><text:s/>glavni atributi: naziv, duljina</text:span></text:p>
      <text:p text:style-name="P32"><text:span text:style-name="T78">Odmarali</text:span><text:span text:style-name="T79">šta<text:s/></text:span><text:span text:style-name="T80">–</text:span><text:span text:style-name="T81"><text:s/>glavni atributi: naziv, geografska lokacija</text:span></text:p>
      <text:p text:style-name="P32"><text:span text:style-name="T82">Spava</text:span><text:span text:style-name="T83">će sobe<text:s/></text:span><text:span text:style-name="T84">–</text:span><text:span text:style-name="T85"><text:s/>glavni atributi: broj kreveta, broj zvijezdica, cijena no</text:span><text:span text:style-name="T86">ćenja, slobodne sobe</text:span></text:p>
      <text:p text:style-name="P32"><text:span text:style-name="T87">Benzinke postaje<text:s/></text:span><text:span text:style-name="T88">–</text:span><text:span text:style-name="T89"><text:s/>glavni atributi: naziv, broj punionica</text:span></text:p>
      <text:p text:style-name="P32"><text:span text:style-name="T90">Elektri</text:span><text:span text:style-name="T91">čen punionice<text:s/></text:span><text:span text:style-name="T92">–</text:span><text:span text:style-name="T93"><text:s/>glavni atributi: naziv, broj punionica</text:span></text:p>
      <text:p text:style-name="P32"><text:span text:style-name="T94">Trgovine<text:s/></text:span><text:span text:style-name="T95">–</text:span><text:span text:style-name="T96"><text:s/>glavni atributi: naziv, ima li toalet, ima li parking, tip trgovine </text:span></text:p>
      <text:p text:style-name="P32"><text:span text:style-name="T97">Restorani<text:s/></text:span><text:span text:style-name="T98">–</text:span><text:span text:style-name="T99"><text:s/>glavni atributi: naziv, ima li parking, tip restorana</text:span></text:p>
      <text:p text:style-name="P32"><text:span text:style-name="T100">Dje</text:span><text:span text:style-name="T101">čija igrališta<text:s/></text:span><text:span text:style-name="T102">–</text:span><text:span text:style-name="T103"><text:s/>glavni atributi: tip parka, ima li ljulja</text:span><text:span text:style-name="T104">čke, ima li klackalice, ima li tobogane</text:span></text:p>
      <text:p text:style-name="P32"><text:span text:style-name="T105">Naplatne postaje<text:s/></text:span><text:span text:style-name="T106">–</text:span><text:span text:style-name="T107"><text:s/>glavni atributi: naziv, broj naplatnih postaj, ima li ENC</text:span></text:p>
      <text:p text:style-name="P32"><text:span text:style-name="T108">Kamere<text:s/></text:span><text:span text:style-name="T109">–</text:span><text:span text:style-name="T110"><text:s/>glavni atributi: tip kamere, identifikator kamere, namjena</text:span></text:p>
      <text:p text:style-name="P32"><text:span text:style-name="T111">Obavijesti<text:s/></text:span><text:span text:style-name="T112">–</text:span><text:span text:style-name="T113"><text:s/>glavni atributi: tip obavijesti, vremenski uvjeti, radovi na cesti, ima li prometne nesre</text:span><text:span text:style-name="T114">će</text:span></text:p>
      <text:p text:style-name="P32"><text:span text:style-name="T115"/></text:p>
      <text:p text:style-name="P32"><text:span text:style-name="T115"/></text:p>
      <text:p text:style-name="P32"><text:span text:style-name="T115"/></text:p>
      <text:p text:style-name="P32"><text:span text:style-name="T116"><text:s/></text:span></text:p>
      <text:p text:style-name="P33"><text:span text:style-name="T117">Veze</text:span></text:p>
      <text:p text:style-name="P34"><text:span text:style-name="T118">Jedna autocesta mora sadr</text:span><text:span text:style-name="T119">žavati barem jedan cestovni objekt koji može biti čvorište, most, vijadukt ili tunel. Svaki cestovni objekt (čvorište, most, vijadukt ili tunel) mora imati autocestu kojoj pripada. </text:span></text:p>
      <text:p text:style-name="P34"><text:span text:style-name="T120">Tako</text:span><text:span text:style-name="T121">đer, autocesta može imati više odmaralište. Svako odmaralište pripada jednoj autocesti. Svako omaralište može imati više dječijih igrališta, restorana, trgovina, električnih punionica, benzinskih postaja i spavaćih soba te dječije igralište, restoran, trgovina, električna punionica, benzinska postaja i spavaća soba mora imati odmaralište na kojoj se nalazi.</text:span></text:p>
      <text:p text:style-name="P34"><text:span text:style-name="T122">Svaka autocest mora imati barem jednu naplatnu postaju i ta naplatna postaja mora imati barem jednu autocestu kojoj pripada. </text:span></text:p>
      <text:p text:style-name="P34"><text:span text:style-name="T122">Autocesta mo</text:span><text:span text:style-name="T123">že imati više kamera koje mogu pratiti nadzor brzine ili nadzor prometa, a svaka kamera mora pripadati jednoj autocesti. </text:span></text:p>
      <text:p text:style-name="P34"><text:span text:style-name="T124">U sustavu neke autoceste se dojavljuju obavijest gdje se za jednu autocestu mo</text:span><text:span text:style-name="T125">že dojaviti više obavijesti, a jedna obavijest se može dojaviti na više autocesta kako bi korisnici bili informirani o stanu na cesti na više dionica ne samo na toj na kojoj voze.</text:span></text:p>
      <text:p text:style-name="P34"><text:span text:style-name="T126"><text:s/></text:span></text:p>
      <text:p text:style-name="P34"><text:span text:style-name="T127"/></text:p>
      <text:p text:style-name="P35"><text:span text:style-name="T128">Kompletni model podataka</text:span></text:p>
      <text:p text:style-name="P36"><text:span text:style-name="T129"><text:s/></text:span><draw:frame text:anchor-type="as-char" svg:width="163.78mm" svg:height="135.73mm" style:rel-width="scale" style:rel-height="scale"><draw:object-ole xlink:href="OleObj1"/><draw:image xlink:href="ObjectReplacements/OleObj1"/></draw:frame><text:span text:style-name="T129"><text:s/></text:span></text:p>
      <text:p text:style-name="P36"><text:span text:style-name="T130"/></text:p>
      <text:p text:style-name="P37"><text:span text:style-name="T131">Opis i model funkcionalnosti </text:span></text:p>
      <text:p text:style-name="P38"><text:span text:style-name="T132">Osnovna funkcionalnost programske opreme je pregled podataka autoceste, njenih objekate i izmjena podataka autoceste i njenog sadr</text:span><text:span text:style-name="T133">žaja.</text:span></text:p>
      <text:p text:style-name="P38"><text:span text:style-name="T134"/></text:p>
      <text:p text:style-name="P38"><text:span text:style-name="T135"><text:tab/></text:span><text:span text:style-name="T136">DIJAGRAM SLU</text:span><text:span text:style-name="T137">ČAJEVA KORIŠTENJA</text:span></text:p>
      <text:p text:style-name="P38"><draw:frame text:anchor-type="as-char" svg:width="159.28mm" svg:height="146.31mm" style:rel-width="scale" style:rel-height="scale"><draw:object-ole xlink:href="OleObj2"/><draw:image xlink:href="ObjectReplacements/OleObj2"/></draw:frame><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8"><text:span text:style-name="T138"/></text:p>
      <text:p text:style-name="P39"><text:span text:style-name="T139">Upravljanje i nadzor kamera</text:span></text:p>
      <text:p text:style-name="P39"><text:span text:style-name="T140">Opis funkcije za upravljanje kamerom</text:span></text:p>
      <text:p text:style-name="P40"><text:span text:style-name="T141">U ovoj funkciji se obra</text:span><text:span text:style-name="T142">đuju podatci dobiveni snimkama kamera i zatim se pohranjuju u bazu podataka ili generiraju uživo u aplikaciji.</text:span></text:p>
      <text:p text:style-name="P41"><text:span text:style-name="T143">Opis su</text:span><text:span text:style-name="T144">čelja funkcije za upravljanje kamerom</text:span></text:p>
      <text:p text:style-name="P42"><text:span text:style-name="T145">Ulazni podatci su podatci s autoceste snimljeni kamerom (video ili slika, vrijeme, lokacija). Izlaz funkcije je slika na kojoj su zabilje</text:span><text:span text:style-name="T146">ženi podatci kad je snimljena i gdje je snimljena. </text:span></text:p>
      <text:p text:style-name="P43"><text:span text:style-name="T147">Podfunkcije za pomicanje kamere</text:span></text:p>
      <text:p text:style-name="P44"><text:span text:style-name="T148">Omogu</text:span><text:span text:style-name="T149">ćuje rotaciju kamere i njeno zumiranje.</text:span></text:p>
      <text:p text:style-name="P45"><text:span text:style-name="T150">Opis su</text:span><text:span text:style-name="T151">čelja podfunkcije za pomicanje kamere</text:span></text:p>
      <text:p text:style-name="P46"><text:span text:style-name="T152">Izlazni podatci su o</text:span><text:span text:style-name="T153">štrija slika ili snimka kamere.</text:span></text:p>
      <text:p text:style-name="P47"><text:span text:style-name="T154">Performanse</text:span></text:p>
      <text:p text:style-name="P48"><text:span text:style-name="T155">Ako se prikazuje snimka u</text:span><text:span text:style-name="T156">živo, kvaliteta mora biti minimum 480p.</text:span></text:p>
      <text:p text:style-name="P49"><text:span text:style-name="T157">Ograni</text:span><text:span text:style-name="T158">čenja dizajna</text:span></text:p>
      <text:p text:style-name="P50"><text:span text:style-name="T159">Slika visoke kvalitete, mora se vidjeti preko cijele stranice.</text:span></text:p>
      <text:p text:style-name="P51"><text:span text:style-name="T160">Dodavanje autocesta i njenih objekata</text:span></text:p>
      <text:p text:style-name="P51"><text:span text:style-name="T161">Opis funkcije za dodavanje nove autoceste i njenih objekata</text:span></text:p>
      <text:p text:style-name="P52"><text:span text:style-name="T162">Ulazni podatci funkcije su podatci koje korisnik unosi za pojedinu autocestu i sadr</text:span><text:span text:style-name="T163">žaj koji se na njoj nalazi. Izlaz funkcije je jedinstveni objekt objekt (autocesta) sa svim popratnim sadržajem.</text:span></text:p>
      <text:p text:style-name="P53"><text:span text:style-name="T164">Opis su</text:span><text:span text:style-name="T165">čelja funkcije za dodavanje autoceste i njenih objekata</text:span></text:p>
      <text:p text:style-name="P54"><text:span text:style-name="T166">Ulazni podatci su naziv autoceste, duljina dionice, vrste objekata koji se na njoj nalaze.</text:span></text:p>
      <text:p text:style-name="P54"><text:span text:style-name="T166">Izlaz funkcije je nova autocesta.</text:span></text:p>
      <text:p text:style-name="P55"><text:span text:style-name="T167">Podfunkcija za dodavanje objekata autoceste </text:span></text:p>
      <text:p text:style-name="P56"><text:span text:style-name="T168">Podfunkcija kreira novi objekt (odmarali</text:span><text:span text:style-name="T169">šte, benzinsku postaju, vijadukt, most...) na autocesti</text:span></text:p>
      <text:p text:style-name="P57"><text:span text:style-name="T170">Opis su</text:span><text:span text:style-name="T171">čelja podfunkcije za dodavanje objekata autoceste</text:span></text:p>
      <text:p text:style-name="P58"><text:span text:style-name="T172">Ulazni podatci su ime novog objekta, lokacija i osnovni podatci. Izlaz je novi objekt na autocesti.</text:span></text:p>
      <text:p text:style-name="P59"><text:span text:style-name="T173">Pregled autoceste i njenih objekata</text:span></text:p>
      <text:p text:style-name="P59"><text:span text:style-name="T174">Opis funkcije za pregled autoceste i njenih objekata</text:span></text:p>
      <text:p text:style-name="P60"><text:span text:style-name="T175">U ovoj funkciji korisnik ima pregled podataka odre</text:span><text:span text:style-name="T176">đene autoceste</text:span></text:p>
      <text:p text:style-name="P61"><text:span text:style-name="T177"/></text:p>
      <text:p text:style-name="P62"><text:span text:style-name="T178">Opis su</text:span><text:span text:style-name="T179">čelja funkcije za pregled autoceste</text:span></text:p>
      <text:p text:style-name="P63"><text:span text:style-name="T180">Ulazni podatci su podatci autoceste. Izlaz funkcije je tablica autocesta s podatcima o njoj.</text:span></text:p>
      <text:p text:style-name="P64"><text:span text:style-name="T181">Izmjena podataka autoceste</text:span></text:p>
      <text:p text:style-name="P64"><text:span text:style-name="T182">Opis funkcije za izmjenu sadr</text:span><text:span text:style-name="T183">žaja određene autoceste</text:span></text:p>
      <text:p text:style-name="P65"><text:span text:style-name="T184">U ovoj funkciji korisnik ima pregled trenutnih podataka te s obzirom na promjene koje se odvijaju na autocesti, mo</text:span><text:span text:style-name="T185">že promijeniti postojeće podatke</text:span></text:p>
      <text:p text:style-name="P66"><text:span text:style-name="T186">Opis su</text:span><text:span text:style-name="T187">čelja funkcije za izmjenu sadržaja određene autoceste</text:span></text:p>
      <text:p text:style-name="P67"><text:span text:style-name="T188">Ulazni podatci su podatci autoceste koje se<text:s/></text:span><text:span text:style-name="T189">žele izmjeniti, a izlaz su uređeni podatci autoceste.</text:span></text:p>
      <text:p text:style-name="P68"><text:span text:style-name="T190">Opis su</text:span><text:span text:style-name="T191">čelja programske opreme</text:span></text:p>
      <text:p text:style-name="P69"><text:span text:style-name="T192"><text:s/>Korisnik pomo</text:span><text:span text:style-name="T193">ću gumba kreira ili uređuje događaje na korisničkom sučelju. Korisnik na formama za izradu objekata pojedine autoceste ima mogućnost odabira koji objekt će kreirati te unos svih relevantnih podataka tog objekta. Za pojedinu autocestu se može odabrati opcija<text:s/></text:span><text:span text:style-name="T194">„</text:span><text:span text:style-name="T195">Pregled informacija autoceste</text:span><text:span text:style-name="T196">“</text:span><text:span text:style-name="T197"><text:s/>za detaljan pregled autoceste i njenog sadr</text:span><text:span text:style-name="T198">žaja. Također, na gumb<text:s/></text:span><text:span text:style-name="T199">„</text:span><text:span text:style-name="T200">Uredi podatke</text:span><text:span text:style-name="T201">“</text:span><text:span text:style-name="T202"><text:s/>korisnike mo</text:span><text:span text:style-name="T203">že u formi izmjeniti postojeće podatke. Izlazi iz programske opreme su ispis podataka pojedine autoceste, snimke kamera, obavijesti (vremenski uvjeti, prometne nesteće) </text:span></text:p>
      <text:p text:style-name="P70"><text:span text:style-name="T204">Su</text:span><text:span text:style-name="T205">čelje prema vanjskim uređajima</text:span></text:p>
      <text:p text:style-name="P71"><text:span text:style-name="T206">S obzirom da su korisniku potrebne informacije koje su kamere zabilje</text:span><text:span text:style-name="T207">žile, mora se omogućiti komunikacija s kamerama.<text:s text:c="2"/></text:span></text:p>
      <text:p text:style-name="P72"><text:span text:style-name="T208">Su</text:span><text:span text:style-name="T209">čelje prema vanjskom sustavima</text:span></text:p>
      <text:p text:style-name="P73"><text:span text:style-name="T210"><text:s/><text:tab/>Programska oprema ne komunicira s nekim drugim sustavima.</text:span></text:p>
      <text:p text:style-name="P73"><text:span text:style-name="T211"/></text:p>
      <text:p text:style-name="P74"><text:span text:style-name="T212">Su</text:span><text:span text:style-name="T213">čelje prema korisniku</text:span></text:p>
      <text:p text:style-name="P75"><text:span text:style-name="T214">Po</text:span><text:span text:style-name="T215">četna forma </text:span></text:p>
      <text:p text:style-name="P75"><text:span text:style-name="T216">Korisnik pomo</text:span><text:span text:style-name="T217">ću dugma<text:s/></text:span><text:span text:style-name="T218">„</text:span><text:span text:style-name="T219">Kreiraj autocestu</text:span><text:span text:style-name="T220">“</text:span><text:span text:style-name="T221"><text:s/>otvara formu za stvaranje nove autoceste unosi podatke i klikom na gumb<text:s/></text:span><text:span text:style-name="T222">„</text:span><text:span text:style-name="T223">Kreiraj</text:span><text:span text:style-name="T224">“</text:span><text:span text:style-name="T225"><text:s/>stvata novu autocestu.</text:span></text:p>
      <text:p text:style-name="P75"><text:span text:style-name="T226"/></text:p>
      <text:p text:style-name="P75"><text:span text:style-name="T227">Forma za kreiranje objekata na autocesti</text:span></text:p>
      <text:p text:style-name="P75"><text:span text:style-name="T227">Kad korisnik kreira nove autoceste prika</text:span><text:span text:style-name="T228">že mu se lista kreiranih autocesta. Klikom na određenu autocestu ponuđene su mogućnosti u obliku dropdown liste za dodavanje pojedinih sadržaja koji će se nalaziti na toj autocesti. Ako korisnik odabere određeni sadržaj otvori mu se nova forma te korisnik stvara novi objekt koji se nalazi na autocesti i informacije o njemu koje su mu ponuđene te ponovno na gumb<text:s/></text:span><text:span text:style-name="T229">„</text:span><text:span text:style-name="T230">Kreiraj</text:span><text:span text:style-name="T231">“</text:span><text:span text:style-name="T232"><text:s/>stvara taj objekt.</text:span></text:p>
      <text:p text:style-name="P75"><text:span text:style-name="T233"/></text:p>
      <text:p text:style-name="P75"><text:span text:style-name="T234">Pregled postoje</text:span><text:span text:style-name="T235">ćih podataka pojedine autoceste</text:span></text:p>
      <text:p text:style-name="P75"><text:span text:style-name="T236">Tako</text:span><text:span text:style-name="T237">đer, druga mogućnost kad korisnik klikne na pojedinu autocestu u tablici, te pritisne gumb<text:s/></text:span><text:span text:style-name="T238">„</text:span><text:span text:style-name="T239">Pregled informacija autoceste</text:span><text:span text:style-name="T240">“</text:span><text:span text:style-name="T241"><text:s/>koja ga vodi na novi prikaz na kojem su prikazani svi relevanti podatci na toj autocesti, kategorizirani i prikazani u obliku tablica.</text:span></text:p>
      <text:p text:style-name="P75"><text:span text:style-name="T242"/></text:p>
      <text:p text:style-name="P75"><text:span text:style-name="T242"/></text:p>
      <text:p text:style-name="P75"><text:span text:style-name="T243">Izmjena postoje</text:span><text:span text:style-name="T244">ćih podataka</text:span></text:p>
      <text:p text:style-name="P75"><text:span text:style-name="T245">Osim gumba za pregled postoji gumb<text:s/></text:span><text:span text:style-name="T246">„</text:span><text:span text:style-name="T247">Uredi podatke</text:span><text:span text:style-name="T248">“</text:span><text:span text:style-name="T249"><text:s/>koja vodi korisnika na formu u kojoj mo</text:span><text:span text:style-name="T250">že izmjeniti trenutne podatke, podatci u formi za postojeće autoceste se automatski generiraju na temelju podataka iz baze podataka.</text:span></text:p>
      <text:p text:style-name="P75"><text:span text:style-name="T251"/></text:p>
      <text:p text:style-name="P75"><text:span text:style-name="T251"/></text:p>
      <text:p text:style-name="P75"><text:span text:style-name="T252">Kriranje obavijesti</text:span></text:p>
      <text:p text:style-name="P75"><text:span text:style-name="T252">Korisnik ima mogu</text:span><text:span text:style-name="T253">ćnost klika na gumb<text:s/></text:span><text:span text:style-name="T254">„</text:span><text:span text:style-name="T255">Kreiraj obavijesti</text:span><text:span text:style-name="T256">“</text:span><text:span text:style-name="T257"><text:s/>kreirati novu obavijest koja je trenutno aktualna i koja<text:s/></text:span><text:span text:style-name="T258">će se generirati svim ostalim korisnicima koji prate trenutni sustav.</text:span></text:p>
      <text:p text:style-name="P76"><text:span text:style-name="T259"/></text:p>
      <text:p text:style-name="P77"><text:span text:style-name="T260">Upravljanje kamerama</text:span></text:p>
      <text:p text:style-name="P77"><text:span text:style-name="T260">Korisnik ima dodatnu mogu</text:span><text:span text:style-name="T261">ćnost upravljanja kamerama i prikaz podataka koje kamere uživo snimaju s terena. Korisnik ima mogućnost generirane podatke objaviti u posebnu kategoriju<text:s/></text:span><text:span text:style-name="T262">„</text:span><text:span text:style-name="T263">Kamere-stanje s ceste</text:span><text:span text:style-name="T264">“</text:span><text:span text:style-name="T265"><text:s/>ili mo</text:span><text:span text:style-name="T266">že spremiti podatke u bazu podataka.</text:span></text:p>
      <text:p text:style-name="P77"><text:span text:style-name="T267"/></text:p>
      <text:p text:style-name="P78"><text:span text:style-name="T268">Pona</text:span><text:span text:style-name="T269">šajni model</text:span><text:span text:style-name="T270"/></text:p>
      <text:p text:style-name="P78"><text:span text:style-name="T271">Opis pona</text:span><text:span text:style-name="T272">šanja programske opreme</text:span></text:p>
      <text:p text:style-name="P79"><text:span text:style-name="T273">Događaji u programskoj opremi su zahtjev za pregledom objekata autoceste, zahtjevi za dodavanje/uređivanje autoceste i objekata autoceste te zahtjev za pregled obavijesti. Osnovno stanje je početni popis autocesta s mogućnostima za odabir autoceste, pregledom obavijesti ili dodavanjem nove autoceste.</text:span><text:span text:style-name="T274"/></text:p>
      <text:p text:style-name="P80"><text:span text:style-name="T275">Doga</text:span><text:span text:style-name="T276">đaji </text:span></text:p>
      <text:list text:style-name="L81">
        <text:list-item>
          <text:p text:style-name="P81"><text:span text:style-name="T277">Zahtjev za dodavanje autoceste</text:span><text:span text:style-name="T278"/></text:p>
        </text:list-item>
        <text:list-item>
          <text:p text:style-name="P81"><text:span text:style-name="T279">Zahtjev za ure</text:span><text:span text:style-name="T280">đivanje autoceste.</text:span><text:span text:style-name="T281"/></text:p>
        </text:list-item>
        <text:list-item>
          <text:p text:style-name="P81"><text:span text:style-name="T282">Zahtjev za pregled objekata autoceste</text:span><text:span text:style-name="T283"/></text:p>
        </text:list-item>
        <text:list-item>
          <text:p text:style-name="P81"><text:span text:style-name="T284">Zahtjev za ure</text:span><text:span text:style-name="T285">đivanje objekta autoceste.</text:span><text:span text:style-name="T286"/></text:p>
        </text:list-item>
        <text:list-item>
          <text:p text:style-name="P81"><text:span text:style-name="T287">Zahtjev za dodavanje objekta autoceste.</text:span><text:span text:style-name="T288"/></text:p>
        </text:list-item>
        <text:list-item>
          <text:p text:style-name="P81"><text:span text:style-name="T289">Zahtjev za brisanje objekta autoceste.</text:span><text:span text:style-name="T290"/></text:p>
        </text:list-item>
        <text:list-item>
          <text:p text:style-name="P81"><text:span text:style-name="T291">Zahtjev za pregled obavijesti</text:span><text:span text:style-name="T292"/></text:p>
        </text:list-item>
      </text:list>
      <text:p text:style-name="P82"><text:span text:style-name="T293">Stanja</text:span></text:p>
      <text:list text:style-name="L83">
        <text:list-item>
          <text:p text:style-name="P83"><text:span text:style-name="T294">Po</text:span><text:span text:style-name="T295">četno stanje</text:span><text:span text:style-name="T296"/></text:p>
        </text:list-item>
        <text:list-item>
          <text:p text:style-name="P83"><text:span text:style-name="T297">Stanje dodavanja/uređivanja autoceste.</text:span><text:span text:style-name="T298"/></text:p>
        </text:list-item>
        <text:list-item>
          <text:p text:style-name="P83"><text:span text:style-name="T299">Stanje pregleda objekata.</text:span><text:span text:style-name="T300"/></text:p>
        </text:list-item>
        <text:list-item>
          <text:p text:style-name="P83"><text:span text:style-name="T301">Stanje dodavanja/uređivanja objekata.</text:span><text:span text:style-name="T302"/></text:p>
        </text:list-item>
        <text:list-item>
          <text:p text:style-name="P83"><text:span text:style-name="T303">Stanje pregleda obavijesti.</text:span><text:span text:style-name="T304"/></text:p>
        </text:list-item>
      </text:list>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4"><text:span text:style-name="T304"/></text:p>
      <text:p text:style-name="P85"><text:span text:style-name="T305">Dijagram prijelaza stanja</text:span></text:p>
      <text:p text:style-name="P86"><draw:frame text:anchor-type="as-char" svg:width="157.69mm" svg:height="191.82mm" style:rel-width="scale" style:rel-height="scale"><draw:object-ole xlink:href="OleObj3"/><draw:image xlink:href="ObjectReplacements/OleObj3"/></draw:frame><text:span text:style-name="T306"/></text:p>
      <text:p text:style-name="P86"><text:span text:style-name="T306"/></text:p>
      <text:p text:style-name="P87"><text:span text:style-name="T307">Specifikacija kontrole</text:span></text:p>
      <text:p text:style-name="P88"><text:span text:style-name="T308">Svi doga</text:span><text:span text:style-name="T309">đaji pokreću se pritiskom na dugmad koja zatim pokreću događaje.</text:span></text:p>
      <text:p text:style-name="P88"><text:span text:style-name="T310"/></text:p>
      <text:p text:style-name="P89"><text:span text:style-name="T311">Ograni</text:span><text:span text:style-name="T312">čenja</text:span></text:p>
      <text:p text:style-name="P90"><text:span text:style-name="T313">Programska oprema mora biti prilago</text:span><text:span text:style-name="T314">đena radu na Windows XP i novijim Windows operacijskim sustavima.</text:span></text:p>
      <text:p text:style-name="P90"><text:span text:style-name="T315"/></text:p>
      <text:p text:style-name="P91"><text:span text:style-name="T316">Kriterij pravovaljanosti</text:span></text:p>
      <text:p text:style-name="P92"><text:span text:style-name="T317"/></text:p>
      <text:p text:style-name="P93"><text:span text:style-name="T318">Klase testova</text:span></text:p>
      <text:p text:style-name="P94"><text:span text:style-name="T319">Potrebno je unijeti novi objekt i njegove atribute, te ga dodati u bazu podataka. Zatim dohvatiti unesene podatke i ispisati ih na konzolu radi provjere ispravnosti.</text:span></text:p>
      <text:p text:style-name="P94"><text:span text:style-name="T320"/></text:p>
      <text:p text:style-name="P95"><text:span text:style-name="T321">O</text:span><text:span text:style-name="T322">čekivani odziv programske opreme</text:span></text:p>
      <text:p text:style-name="P96"><text:span text:style-name="T323">Nakon unosa novog objekta ili obavijesti u sustav, trebalo bi do</text:span><text:span text:style-name="T324">ći do promjene u bazi podataka, a u konzoli bi trebalo biti vidljiva poruka o uspješnom unosu. Novi podaci bi morali biti omogućeni sustavu za prikaz podataka.</text:span><text:span text:style-name="T325"><text:s/></text:span><text:span text:style-name="T3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